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8ad" officeooo:paragraph-rsid="001e58ad"/>
    </style:style>
    <style:style style:name="P2" style:family="paragraph" style:parent-style-name="Standard">
      <style:text-properties officeooo:rsid="001f045f" officeooo:paragraph-rsid="001f045f"/>
    </style:style>
    <style:style style:name="P3" style:family="paragraph" style:parent-style-name="Standard">
      <style:text-properties officeooo:rsid="001f045f" officeooo:paragraph-rsid="001f921e"/>
    </style:style>
    <style:style style:name="T1" style:family="text">
      <style:text-properties officeooo:rsid="001f9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po Game</text:p>
      <text:p text:style-name="P1"/>
      <text:p text:style-name="P2">Plataforma: PC</text:p>
      <text:p text:style-name="P2">Jogadores: Single Player</text:p>
      <text:p text:style-name="P2">Gênero: Suspense/Puzzle</text:p>
      <text:p text:style-name="P2"/>
      <text:p text:style-name="P2">Objetivo:</text:p>
      <text:p text:style-name="P2"><text:tab/>Se mover em uma sala/labirinto para encontrar o interruptor. Por que a mãe esta no chuveiro e se demorar muito ela vai brigar.</text:p>
      <text:p text:style-name="P2"/>
      <text:p text:style-name="P2">Resumo:</text:p>
      <text:p text:style-name="P3"><text:tab/><text:span text:style-name="T1">Faltou a luz no sala/labirinto, ai tem que procurar o interruptor, vai tem uma tempo decrescente para o personagem chegar ao interruptor. </text:span></text:p>
      <text:p text:style-name="P3"><text:span text:style-name="T1"><text:tab/>O personagem vai ter uma lanterna onde a bateria descarrega a cada uso. A lanterna vai mostrar parte do mapa em forma de cone, o resto do mapa vai estar preto.</text:span></text:p>
      <text:p text:style-name="P3"><text:span text:style-name="T1"><text:tab/>Vai ter um fantasma que vai persegui-lo, quando aponta a lanterna para o fantasma ele foge.</text:span></text:p>
      <text:p text:style-name="P3"><text:span text:style-name="T1"><text:tab/>Vai ter espalhado pelo mapa baterias para recarregar.</text:span></text:p>
      <text:p text:style-name="P3"><text:span text:style-name="T1"><text:tab/>Vai ser desenvolvido vários mapas e será sorteado de forma aleatória.</text:span></text:p>
      <text:p text:style-name="P3"><text:span text:style-name="T1"><text:tab/>E quando chega ao interruptor vai mostrar o mapa completo. E a mãe vai ficar feliz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49:34.084539972</meta:creation-date>
    <dc:date>2019-05-31T21:17:05.965345518</dc:date>
    <meta:editing-duration>PT6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8" meta:character-count="814" meta:non-whitespace-character-count="681"/>
  </office:meta>
</office:document-meta>
</file>